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4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6" style:family="paragraph" style:parent-style-name="Standard" style:list-style-name="L1">
      <style:paragraph-properties fo:break-before="page"/>
      <style:text-properties officeooo:paragraph-rsid="01f797ea"/>
    </style:style>
    <style:style style:name="P67" style:family="paragraph" style:parent-style-name="Standard" style:list-style-name="L1">
      <style:text-properties officeooo:paragraph-rsid="01dd7b07"/>
    </style:style>
    <style:style style:name="P6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0ec6511" style:font-size-asian="12pt" style:font-weight-asian="bold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1" style:family="paragraph" style:parent-style-name="Standard" style:list-style-name="L2">
      <style:text-properties officeooo:paragraph-rsid="006ea368"/>
    </style:style>
    <style:style style:name="P72" style:family="paragraph" style:parent-style-name="Standard" style:list-style-name="L2">
      <style:text-properties officeooo:paragraph-rsid="01d1c20a"/>
    </style:style>
    <style:style style:name="P7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0ad1d7"/>
    </style:style>
    <style:style style:name="P7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1d86674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1dc40c3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4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95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96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97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98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99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0" style:family="text">
      <style:text-properties style:language-asian="nl" style:country-asian="NL"/>
    </style:style>
    <style:style style:name="T101" style:family="text">
      <style:text-properties officeooo:rsid="01f5e6f6" style:language-asian="nl" style:country-asian="NL"/>
    </style:style>
    <style:style style:name="T102" style:family="text">
      <style:text-properties officeooo:rsid="014ea810" style:language-asian="nl" style:country-asian="NL"/>
    </style:style>
    <style:style style:name="T103" style:family="text">
      <style:text-properties officeooo:rsid="014ea810"/>
    </style:style>
    <style:style style:name="T10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46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5ae3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ad1d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a14ff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25" style:family="text">
      <style:text-properties officeooo:rsid="0119bd75"/>
    </style:style>
    <style:style style:name="T126" style:family="text">
      <style:text-properties style:font-name="Liberation Sans" fo:font-size="12pt" fo:language="en" fo:country="GB" style:font-size-asian="12pt" style:font-size-complex="12pt"/>
    </style:style>
    <style:style style:name="T127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28" style:family="text">
      <style:text-properties style:font-name="Liberation Sans" fo:language="en" fo:country="GB"/>
    </style:style>
    <style:style style:name="T129" style:family="text">
      <style:text-properties style:font-name="Liberation Sans" fo:language="en" fo:country="GB" officeooo:rsid="01f61662"/>
    </style:style>
    <style:style style:name="T130" style:family="text">
      <style:text-properties officeooo:rsid="01e96954"/>
    </style:style>
    <style:style style:name="T131" style:family="text">
      <style:text-properties officeooo:rsid="020686f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Checklist for moving from Windows to Ubuntu or Debian GNU/Linux.</text:p>
      <text:p text:style-name="P19"><text:span text:style-name="Strong_20_Emphasis"><text:span text:style-name="T59"/></text:span></text:p>
      <text:list xml:id="list3151903427" text:style-name="L1">
        <text:list-item>
          <text:p text:style-name="P68"><text:span text:style-name="T94">Preparing to transfer</text:span><text:span text:style-name="T97"> (</text:span><text:span text:style-name="T98">o</text:span><text:span text:style-name="T99">n</text:span><text:span text:style-name="T97"> Windows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39"><draw:control text:anchor-type="as-char" draw:z-index="104" draw:name="Vorm1" draw:style-name="gr1" draw:text-style-name="P74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39"><draw:control text:anchor-type="as-char" draw:z-index="105" draw:name="Vorm2" draw:style-name="gr1" draw:text-style-name="P74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39"><draw:control text:anchor-type="as-char" draw:z-index="106" draw:name="Vorm3" draw:style-name="gr1" draw:text-style-name="P74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39"><draw:control text:anchor-type="as-char" draw:z-index="107" draw:name="Vorm4" draw:style-name="gr1" draw:text-style-name="P74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26">Collect E-mail addresses and mail server addresses </text:span><text:span text:style-name="T127">per user</text:span><text:span text:style-name="T126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39"><draw:control text:anchor-type="as-char" draw:z-index="108" draw:name="Vorm5" draw:style-name="gr1" draw:text-style-name="P74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87">Install and start Google Chrome, import everything </text:span><text:span text:style-name="T92">per user</text:span><text:span text:style-name="T87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39"><draw:control text:anchor-type="as-char" draw:z-index="109" draw:name="Vorm6" draw:style-name="gr1" draw:text-style-name="P74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1"><text:span text:style-name="T87">Install and start Mozilla Firefox, import everything </text:span><text:span text:style-name="T92">per user</text:span><text:span text:style-name="T87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39"><draw:control text:anchor-type="as-char" draw:z-index="110" draw:name="Vorm7" draw:style-name="gr1" draw:text-style-name="P74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1"><text:span text:style-name="T89">Install and start Mozilla Thunderbird, import </text:span><text:span text:style-name="T93">per user</text:span><text:span text:style-name="T89"> from the </text:span><text:span text:style-name="T88">email program </text:span><text:span text:style-name="T91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39"><draw:control text:anchor-type="as-char" draw:z-index="111" draw:name="Vorm8" draw:style-name="gr1" draw:text-style-name="P74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39"><draw:control text:anchor-type="as-char" draw:z-index="112" draw:name="Vorm9" draw:style-name="gr1" draw:text-style-name="P74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39"><draw:control text:anchor-type="as-char" draw:z-index="113" draw:name="Vorm10" draw:style-name="gr1" draw:text-style-name="P74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39"><draw:control text:anchor-type="as-char" draw:z-index="114" draw:name="Vorm11" draw:style-name="gr1" draw:text-style-name="P74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39"><draw:control text:anchor-type="as-char" draw:z-index="135" draw:name="Vorm12" draw:style-name="gr1" draw:text-style-name="P74" svg:width="0.35cm" svg:height="0.35cm" draw:control="control136"/></text:span></text:span><text:span text:style-name="Strong_20_Emphasis"><text:span text:style-name="T39"><text:tab/></text:span></text:span><text:span text:style-name="Strong_20_Emphasis"><text:span text:style-name="T40">account settings</text:span></text:span><text:span text:style-name="T8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39"><draw:control text:anchor-type="as-char" draw:z-index="115" draw:name="Vorm13" draw:style-name="gr1" draw:text-style-name="P74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12"><text:s/></text:span></text:span><text:span text:style-name="Strong_20_Emphasis"><text:span text:style-name="T113"><draw:control text:anchor-type="as-char" draw:z-index="131" draw:name="Vorm14" draw:style-name="gr1" draw:text-style-name="P74" svg:width="0.35cm" svg:height="0.35cm" draw:control="control132"/></text:span></text:span><text:span text:style-name="Strong_20_Emphasis"><text:span text:style-name="T112"><text:s/></text:span></text:span><text:span text:style-name="Strong_20_Emphasis"><text:span text:style-name="T113"><draw:control text:anchor-type="as-char" draw:z-index="132" draw:name="Vorm15" draw:style-name="gr1" draw:text-style-name="P74" svg:width="0.35cm" svg:height="0.35cm" draw:control="control133"/></text:span></text:span><text:span text:style-name="Strong_20_Emphasis"><text:span text:style-name="T112"><text:s/></text:span></text:span><text:span text:style-name="Strong_20_Emphasis"><text:span text:style-name="T113"><draw:control text:anchor-type="as-char" draw:z-index="133" draw:name="Vorm16" draw:style-name="gr1" draw:text-style-name="P74" svg:width="0.35cm" svg:height="0.35cm" draw:control="control134"/></text:span></text:span><text:span text:style-name="Strong_20_Emphasis"><text:span text:style-name="T112"><text:s/></text:span></text:span><text:span text:style-name="Strong_20_Emphasis"><text:span text:style-name="T113"><draw:control text:anchor-type="as-char" draw:z-index="134" draw:name="Vorm17" draw:style-name="gr1" draw:text-style-name="P74" svg:width="0.35cm" svg:height="0.35cm" draw:control="control135"/></text:span></text:span><text:span text:style-name="Strong_20_Emphasis"><text:span text:style-name="T113"><text:tab/>Email folders</text:span></text:span><text:span text:style-name="T12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39"><draw:control text:anchor-type="as-char" draw:z-index="116" draw:name="Vorm18" draw:style-name="gr1" draw:text-style-name="P74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12"><text:s/></text:span></text:span><text:span text:style-name="Strong_20_Emphasis"><text:span text:style-name="T113"><draw:control text:anchor-type="as-char" draw:z-index="127" draw:name="Vorm19" draw:style-name="gr1" draw:text-style-name="P74" svg:width="0.35cm" svg:height="0.35cm" draw:control="control128"/></text:span></text:span><text:span text:style-name="Strong_20_Emphasis"><text:span text:style-name="T112"><text:s/></text:span></text:span><text:span text:style-name="Strong_20_Emphasis"><text:span text:style-name="T113"><draw:control text:anchor-type="as-char" draw:z-index="128" draw:name="Vorm20" draw:style-name="gr1" draw:text-style-name="P74" svg:width="0.35cm" svg:height="0.35cm" draw:control="control129"/></text:span></text:span><text:span text:style-name="Strong_20_Emphasis"><text:span text:style-name="T112"><text:s/></text:span></text:span><text:span text:style-name="Strong_20_Emphasis"><text:span text:style-name="T113"><draw:control text:anchor-type="as-char" draw:z-index="129" draw:name="Vorm21" draw:style-name="gr1" draw:text-style-name="P74" svg:width="0.35cm" svg:height="0.35cm" draw:control="control130"/></text:span></text:span><text:span text:style-name="Strong_20_Emphasis"><text:span text:style-name="T112"><text:s/></text:span></text:span><text:span text:style-name="Strong_20_Emphasis"><text:span text:style-name="T113"><draw:control text:anchor-type="as-char" draw:z-index="130" draw:name="Vorm22" draw:style-name="gr1" draw:text-style-name="P74" svg:width="0.35cm" svg:height="0.35cm" draw:control="control131"/></text:span></text:span><text:span text:style-name="Strong_20_Emphasis"><text:span text:style-name="T113"><text:tab/></text:span></text:span><text:span text:style-name="T128">ad</text:span><text:span text:style-name="T129">d</text:span><text:span text:style-name="T128">res</text:span><text:span text:style-name="T129">s book</text:span><text:span text:style-name="T12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39"><draw:control text:anchor-type="as-char" draw:z-index="117" draw:name="Vorm23" draw:style-name="gr1" draw:text-style-name="P74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39"><draw:control text:anchor-type="as-char" draw:z-index="123" draw:name="Vorm24" draw:style-name="gr1" draw:text-style-name="P74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39"><draw:control text:anchor-type="as-char" draw:z-index="124" draw:name="Vorm25" draw:style-name="gr1" draw:text-style-name="P74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39"><draw:control text:anchor-type="as-char" draw:z-index="125" draw:name="Vorm26" draw:style-name="gr1" draw:text-style-name="P74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39"><draw:control text:anchor-type="as-char" draw:z-index="126" draw:name="Vorm27" draw:style-name="gr1" draw:text-style-name="P74" svg:width="0.35cm" svg:height="0.35cm" draw:control="control127"/></text:span></text:span><text:span text:style-name="Strong_20_Emphasis"><text:span text:style-name="T39"><text:tab/></text:span></text:span><text:span text:style-name="T90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39"><draw:control text:anchor-type="as-char" draw:z-index="118" draw:name="Vorm28" draw:style-name="gr1" draw:text-style-name="P74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2"><text:span text:style-name="Strong_20_Emphasis"><text:span text:style-name="T6"><text:s/></text:span></text:span><text:span text:style-name="Strong_20_Emphasis"><text:span text:style-name="T39"><draw:control text:anchor-type="as-char" draw:z-index="119" draw:name="Vorm29" draw:style-name="gr1" draw:text-style-name="P74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39"><draw:control text:anchor-type="as-char" draw:z-index="120" draw:name="Vorm30" draw:style-name="gr1" draw:text-style-name="P74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39"><draw:control text:anchor-type="as-char" draw:z-index="121" draw:name="Vorm31" draw:style-name="gr1" draw:text-style-name="P74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39"><draw:control text:anchor-type="as-char" draw:z-index="122" draw:name="Vorm32" draw:style-name="gr1" draw:text-style-name="P74" svg:width="0.35cm" svg:height="0.35cm" draw:control="control123"/></text:span></text:span><text:span text:style-name="Strong_20_Emphasis"><text:span text:style-name="T39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95">If importing fails, export everything in any way possible from the current </text:span><text:span text:style-name="T96">email program</text:span><text:span text:style-name="T95"> to be able to import the data later.</text:span></text:p>
          </table:table-cell>
        </table:table-row>
      </table:table>
      <text:p text:style-name="P24"/>
      <text:list xml:id="list90240180616530" text:continue-list="list3151903427" text:style-name="L1">
        <text:list-item text:start-value="1">
          <text:p text:style-name="P66"><text:span text:style-name="Strong_20_Emphasis"><text:span text:style-name="T46">Preparing to transfer</text:span></text:span><text:span text:style-name="Strong_20_Emphasis"><text:span text:style-name="T61"> (</text:span></text:span><text:span text:style-name="Strong_20_Emphasis"><text:span text:style-name="T66">op</text:span></text:span><text:span text:style-name="Strong_20_Emphasis"><text:span text:style-name="T61"> Windows) - </text:span></text:span><text:span text:style-name="Strong_20_Emphasis"><text:span text:style-name="T65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39"><draw:control text:anchor-type="as-char" draw:z-index="136" draw:name="Vorm33" draw:style-name="gr1" draw:text-style-name="P74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10">Turn off any virus scanner or start Ubuntu Live from a USB stick or DVD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39"><draw:control text:anchor-type="as-char" draw:z-index="138" draw:name="Vorm34" draw:style-name="gr1" draw:text-style-name="P74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5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39"><draw:control text:anchor-type="as-char" draw:z-index="139" draw:name="Vorm35" draw:style-name="gr1" draw:text-style-name="P74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16">M</text:span></text:span><text:span text:style-name="Strong_20_Emphasis"><text:span text:style-name="T32">y Documents</text:span></text:span><text:span text:style-name="Strong_20_Emphasis"><text:span text:style-name="T16">, </text:span></text:span><text:span text:style-name="Strong_20_Emphasis"><text:span text:style-name="T17">etc</text:span></text:span><text:span text:style-name="Strong_20_Emphasis"><text:span text:style-name="T1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39"><draw:control text:anchor-type="as-char" draw:z-index="140" draw:name="Vorm37" draw:style-name="gr1" draw:text-style-name="P74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18">Desktop wallpapers</text:span></text:span><text:span text:style-name="Strong_20_Emphasis"><text:span text:style-name="T1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39"><draw:control text:anchor-type="as-char" draw:z-index="141" draw:name="Vorm38" draw:style-name="gr1" draw:text-style-name="P74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6"><text:s/></text:span></text:span><text:span text:style-name="Strong_20_Emphasis"><text:span text:style-name="T39"><draw:control text:anchor-type="as-char" draw:z-index="144" draw:name="Vorm39" draw:style-name="gr1" draw:text-style-name="P74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39"><draw:control text:anchor-type="as-char" draw:z-index="145" draw:name="Vorm40" draw:style-name="gr1" draw:text-style-name="P74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39"><draw:control text:anchor-type="as-char" draw:z-index="146" draw:name="Vorm41" draw:style-name="gr1" draw:text-style-name="P74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39"><draw:control text:anchor-type="as-char" draw:z-index="147" draw:name="Vorm42" draw:style-name="gr1" draw:text-style-name="P74" svg:width="0.35cm" svg:height="0.35cm" draw:control="control148"/></text:span></text:span><text:span text:style-name="Strong_20_Emphasis"><text:span text:style-name="T39"><text:tab/></text:span></text:span><text:span text:style-name="Strong_20_Emphasis"><text:span text:style-name="T41">The created </text:span></text:span><text:span text:style-name="Strong_20_Emphasis"><text:span text:style-name="T14">Chrome</text:span></text:span><text:span text:style-name="Strong_20_Emphasis"><text:span text:style-name="T16"> </text:span></text:span><text:span text:style-name="Strong_20_Emphasis"><text:span text:style-name="T33">files</text:span></text:span><text:span text:style-name="Strong_20_Emphasis"><text:span text:style-name="T16"><text:line-break/><text:tab/><text:tab/><text:tab/><text:tab/></text:span></text:span><text:span text:style-name="Strong_20_Emphasis"><text:span text:style-name="T19">&lt;= </text:span></text:span><text:span text:style-name="Emphasis"><text:span text:style-name="T55">XP<text:tab/></text:span></text:span><text:span text:style-name="Emphasis"><text:span text:style-name="T56">:<text:tab/></text:span></text:span><text:span text:style-name="Emphasis"><text:span text:style-name="T16">C:\Documents and Settings\</text:span></text:span><text:span text:style-name="Definition"><text:span text:style-name="T114">&lt;</text:span></text:span><text:span text:style-name="Definition"><text:span text:style-name="T116">Username</text:span></text:span><text:span text:style-name="Definition"><text:span text:style-name="T114">&gt;</text:span></text:span><text:span text:style-name="Strong_20_Emphasis"><text:span text:style-name="T16">\Application Data\</text:span></text:span><text:span text:style-name="Strong_20_Emphasis"><text:span text:style-name="T11">Google</text:span></text:span><text:span text:style-name="Strong_20_Emphasis"><text:span text:style-name="T16"><text:line-break/><text:tab/><text:tab/><text:tab/><text:tab/></text:span></text:span><text:span text:style-name="Strong_20_Emphasis"><text:span text:style-name="T19">&gt;= </text:span></text:span><text:span text:style-name="Strong_20_Emphasis"><text:span text:style-name="T62">W7</text:span></text:span><text:span text:style-name="Strong_20_Emphasis"><text:span text:style-name="T63"><text:tab/></text:span></text:span><text:span text:style-name="Emphasis"><text:span text:style-name="T64">:</text:span></text:span><text:span text:style-name="Emphasis"><text:span text:style-name="T56"><text:tab/></text:span></text:span><text:span text:style-name="Emphasis"><text:span text:style-name="T16">C:\Users\</text:span></text:span><text:span text:style-name="Definition"><text:span text:style-name="T114">&lt;</text:span></text:span><text:span text:style-name="Definition"><text:span text:style-name="T116">Username</text:span></text:span><text:span text:style-name="Definition"><text:span text:style-name="T114">&gt;</text:span></text:span><text:span text:style-name="Strong_20_Emphasis"><text:span text:style-name="T20">\</text:span></text:span><text:span text:style-name="Strong_20_Emphasis"><text:span text:style-name="T54">AppData</text:span></text:span><text:span text:style-name="Strong_20_Emphasis"><text:span text:style-name="T16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39"><draw:control text:anchor-type="as-char" draw:z-index="142" draw:name="Vorm43" draw:style-name="gr1" draw:text-style-name="P74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6"><text:s/></text:span></text:span><text:span text:style-name="Strong_20_Emphasis"><text:span text:style-name="T39"><draw:control text:anchor-type="as-char" draw:z-index="148" draw:name="Vorm44" draw:style-name="gr1" draw:text-style-name="P74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39"><draw:control text:anchor-type="as-char" draw:z-index="149" draw:name="Vorm45" draw:style-name="gr1" draw:text-style-name="P74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39"><draw:control text:anchor-type="as-char" draw:z-index="150" draw:name="Vorm46" draw:style-name="gr1" draw:text-style-name="P74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39"><draw:control text:anchor-type="as-char" draw:z-index="151" draw:name="Vorm47" draw:style-name="gr1" draw:text-style-name="P74" svg:width="0.35cm" svg:height="0.35cm" draw:control="control152"/></text:span></text:span><text:span text:style-name="Strong_20_Emphasis"><text:span text:style-name="T39"><text:tab/></text:span></text:span><text:span text:style-name="Strong_20_Emphasis"><text:span text:style-name="T41">The created</text:span></text:span><text:span text:style-name="Strong_20_Emphasis"><text:span text:style-name="T16"> F</text:span></text:span><text:span text:style-name="Strong_20_Emphasis"><text:span text:style-name="T38">irefox</text:span></text:span><text:span text:style-name="Strong_20_Emphasis"><text:span text:style-name="T16"> </text:span></text:span><text:span text:style-name="Strong_20_Emphasis"><text:span text:style-name="T33">files</text:span></text:span><text:span text:style-name="Strong_20_Emphasis"><text:span text:style-name="T16"><text:line-break/><text:tab/><text:tab/><text:tab/><text:tab/></text:span></text:span><text:span text:style-name="Strong_20_Emphasis"><text:span text:style-name="T19">&lt;= </text:span></text:span><text:span text:style-name="Emphasis"><text:span text:style-name="T55">XP<text:tab/></text:span></text:span><text:span text:style-name="Emphasis"><text:span text:style-name="T56">:<text:tab/></text:span></text:span><text:span text:style-name="Emphasis"><text:span text:style-name="T16">C:\Documents and Settings\</text:span></text:span><text:span text:style-name="Definition"><text:span text:style-name="T114">&lt;</text:span></text:span><text:span text:style-name="Definition"><text:span text:style-name="T116">Username</text:span></text:span><text:span text:style-name="Definition"><text:span text:style-name="T114">&gt;</text:span></text:span><text:span text:style-name="Strong_20_Emphasis"><text:span text:style-name="T16">\Application Data\Mozilla<text:line-break/><text:tab/><text:tab/><text:tab/><text:tab/></text:span></text:span><text:span text:style-name="Strong_20_Emphasis"><text:span text:style-name="T19">&gt;= </text:span></text:span><text:span text:style-name="Strong_20_Emphasis"><text:span text:style-name="T62">W7<text:tab/></text:span></text:span><text:span text:style-name="Emphasis"><text:span text:style-name="T64">:</text:span></text:span><text:span text:style-name="Emphasis"><text:span text:style-name="T56"><text:tab/></text:span></text:span><text:span text:style-name="Emphasis"><text:span text:style-name="T16">C:\Users\</text:span></text:span><text:span text:style-name="Definition"><text:span text:style-name="T114">&lt;</text:span></text:span><text:span text:style-name="Definition"><text:span text:style-name="T116">Username</text:span></text:span><text:span text:style-name="Definition"><text:span text:style-name="T114">&gt;</text:span></text:span><text:span text:style-name="Strong_20_Emphasis"><text:span text:style-name="T20">\</text:span></text:span><text:span text:style-name="Strong_20_Emphasis"><text:span text:style-name="T16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39"><draw:control text:anchor-type="as-char" draw:z-index="143" draw:name="Vorm48" draw:style-name="gr1" draw:text-style-name="P74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6"><text:s/></text:span></text:span><text:span text:style-name="Strong_20_Emphasis"><text:span text:style-name="T39"><draw:control text:anchor-type="as-char" draw:z-index="152" draw:name="Vorm49" draw:style-name="gr1" draw:text-style-name="P74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39"><draw:control text:anchor-type="as-char" draw:z-index="153" draw:name="Vorm50" draw:style-name="gr1" draw:text-style-name="P74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39"><draw:control text:anchor-type="as-char" draw:z-index="154" draw:name="Vorm51" draw:style-name="gr1" draw:text-style-name="P74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39"><draw:control text:anchor-type="as-char" draw:z-index="155" draw:name="Vorm52" draw:style-name="gr1" draw:text-style-name="P74" svg:width="0.35cm" svg:height="0.35cm" draw:control="control156"/></text:span></text:span><text:span text:style-name="Strong_20_Emphasis"><text:span text:style-name="T39"><text:tab/></text:span></text:span><text:span text:style-name="Strong_20_Emphasis"><text:span text:style-name="T41">The created</text:span></text:span><text:span text:style-name="Strong_20_Emphasis"><text:span text:style-name="T16"> T</text:span></text:span><text:span text:style-name="Strong_20_Emphasis"><text:span text:style-name="T38">hunderbird</text:span></text:span><text:span text:style-name="Strong_20_Emphasis"><text:span text:style-name="T16"> </text:span></text:span><text:span text:style-name="Strong_20_Emphasis"><text:span text:style-name="T33">files</text:span></text:span><text:span text:style-name="Strong_20_Emphasis"><text:span text:style-name="T16"><text:line-break/><text:tab/><text:tab/><text:tab/><text:tab/></text:span></text:span><text:span text:style-name="Strong_20_Emphasis"><text:span text:style-name="T19">&lt;= </text:span></text:span><text:span text:style-name="Emphasis"><text:span text:style-name="T55">XP<text:tab/></text:span></text:span><text:span text:style-name="Emphasis"><text:span text:style-name="T56">:<text:tab/></text:span></text:span><text:span text:style-name="Emphasis"><text:span text:style-name="T20">C:\Documents and Settings\</text:span></text:span><text:span text:style-name="Definition"><text:span text:style-name="T115">&lt;</text:span></text:span><text:span text:style-name="Definition"><text:span text:style-name="T116">Username</text:span></text:span><text:span text:style-name="Definition"><text:span text:style-name="T115">&gt;</text:span></text:span><text:span text:style-name="Strong_20_Emphasis"><text:span text:style-name="T20">\</text:span></text:span><text:span text:style-name="Strong_20_Emphasis"><text:span text:style-name="T16">Application Data\Thunderbird<text:line-break/><text:tab/><text:tab/><text:tab/><text:tab/></text:span></text:span><text:span text:style-name="Strong_20_Emphasis"><text:span text:style-name="T19">&gt;= </text:span></text:span><text:span text:style-name="Strong_20_Emphasis"><text:span text:style-name="T62">W7<text:tab/></text:span></text:span><text:span text:style-name="Emphasis"><text:span text:style-name="T64">:</text:span></text:span><text:span text:style-name="Emphasis"><text:span text:style-name="T56"><text:tab/></text:span></text:span><text:span text:style-name="Emphasis"><text:span text:style-name="T16">C:\Users\</text:span></text:span><text:span text:style-name="Definition"><text:span text:style-name="T114">&lt;</text:span></text:span><text:span text:style-name="Definition"><text:span text:style-name="T116">Username</text:span></text:span><text:span text:style-name="Definition"><text:span text:style-name="T114">&gt;</text:span></text:span><text:span text:style-name="Strong_20_Emphasis"><text:span text:style-name="T20">\</text:span></text:span><text:span text:style-name="Strong_20_Emphasis"><text:span text:style-name="T16">AppData\Roaming\Thunderbird</text:span></text:span></text:p>
          </table:table-cell>
        </table:table-row>
      </table:table>
      <text:p text:style-name="P37"/>
      <text:p text:style-name="P38"/>
      <text:list xml:id="list90239161825127" text:continue-numbering="true" text:style-name="L1">
        <text:list-item>
          <text:p text:style-name="P67"><text:span text:style-name="Strong_20_Emphasis"><text:span text:style-name="T85">Install </text:span></text:span><text:span text:style-name="Strong_20_Emphasis"><text:span text:style-name="T83">Ubuntu </text:span></text:span><text:span text:style-name="Strong_20_Emphasis"><text:span text:style-name="T84">o</text:span></text:span><text:span text:style-name="Strong_20_Emphasis"><text:span text:style-name="T85">r</text:span></text:span><text:span text:style-name="Strong_20_Emphasis"><text:span text:style-name="T84"> Debian GNU/</text:span></text:span><text:span text:style-name="Strong_20_Emphasis"><text:span text:style-name="T86">Linux</text:span></text:span><text:span text:style-name="Strong_20_Emphasis"><text:span text:style-name="T21"> </text:span></text:span><text:span text:style-name="Emphasis"><text:span text:style-name="T58">consider </text:span></text:span><text:span text:style-name="Emphasis"><text:span text:style-name="T57">dual boot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39"><draw:control text:anchor-type="as-char" draw:z-index="137" draw:name="Vorm53" draw:style-name="gr1" draw:text-style-name="P74" svg:width="0.35cm" svg:height="0.35cm" draw:control="control138"/></text:span></text:span></text:p>
          </table:table-cell>
          <table:table-cell table:style-name="_32_._5f_Ubuntu_5f_installeren.A1" office:value-type="string">
            <text:p text:style-name="P10"><text:span text:style-name="Strong_20_Emphasis"><text:span text:style-name="T10">Install Ubuntu or Debian GNU/Linux Linux according to the </text:span></text:span><text:span text:style-name="Strong_20_Emphasis"><text:span text:style-name="T49">Installation Checklist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04"><text:tab/></text:span></text:span></text:p>
      <text:list xml:id="list90239485746288" text:continue-numbering="true" text:style-name="L1">
        <text:list-item>
          <text:p text:style-name="P69"><text:span text:style-name="Strong_20_Emphasis"><text:span text:style-name="T51">Perform transfer</text:span></text:span><text:span text:style-name="Strong_20_Emphasis"><text:span text:style-name="T15"> </text:span></text:span><text:span text:style-name="Strong_20_Emphasis"><text:span text:style-name="T60">(</text:span></text:span><text:span text:style-name="Strong_20_Emphasis"><text:span text:style-name="T66">o</text:span></text:span><text:span text:style-name="Strong_20_Emphasis"><text:span text:style-name="T68">n</text:span></text:span><text:span text:style-name="Strong_20_Emphasis"><text:span text:style-name="T60"> </text:span></text:span><text:span text:style-name="Strong_20_Emphasis"><text:span text:style-name="T69">Ubuntu </text:span></text:span><text:span text:style-name="Strong_20_Emphasis"><text:span text:style-name="T70">o</text:span></text:span><text:span text:style-name="Strong_20_Emphasis"><text:span text:style-name="T71">r</text:span></text:span><text:span text:style-name="Strong_20_Emphasis"><text:span text:style-name="T70"> Debian GNU/</text:span></text:span><text:span text:style-name="Strong_20_Emphasis"><text:span text:style-name="T67">Linux</text:span></text:span><text:span text:style-name="Strong_20_Emphasis"><text:span text:style-name="T60">)</text:span></text:span><text:span text:style-name="Strong_20_Emphasis"><text:span text:style-name="T15"><text:line-break/></text:span></text:span></text:p>
          <text:p text:style-name="P64">The actions in this chapter must be performed per user</text:p>
          <text:p text:style-name="P65"><text:span text:style-name="Emphasis"><text:span text:style-name="T107"/></text:span></text:p>
        </text:list-item>
      </text:list>
      <text:p text:style-name="P21"><text:span text:style-name="Strong_20_Emphasis"><text:span text:style-name="T104"><draw:control text:anchor-type="as-char" draw:z-index="0" draw:name="Vorm54" draw:style-name="gr1" draw:text-style-name="P74" svg:width="0.35cm" svg:height="0.35cm" draw:control="control1"/></text:span></text:span><text:span text:style-name="Strong_20_Emphasis"><text:span text:style-name="T104"><text:tab/></text:span></text:span><text:span text:style-name="Strong_20_Emphasis"><text:span text:style-name="T104"><draw:control text:anchor-type="as-char" draw:z-index="11" draw:name="Vorm55" draw:style-name="gr1" draw:text-style-name="P74" svg:width="0.35cm" svg:height="0.35cm" draw:control="control12"/></text:span></text:span><text:span text:style-name="Strong_20_Emphasis"><text:span text:style-name="T104"><text:tab/></text:span></text:span><text:span text:style-name="Strong_20_Emphasis"><text:span text:style-name="T104"><draw:control text:anchor-type="as-char" draw:z-index="12" draw:name="Vorm56" draw:style-name="gr1" draw:text-style-name="P74" svg:width="0.35cm" svg:height="0.35cm" draw:control="control13"/></text:span></text:span><text:span text:style-name="Strong_20_Emphasis"><text:span text:style-name="T104"><text:tab/></text:span></text:span><text:span text:style-name="Strong_20_Emphasis"><text:span text:style-name="T104"><draw:control text:anchor-type="as-char" draw:z-index="13" draw:name="Vorm57" draw:style-name="gr1" draw:text-style-name="P74" svg:width="0.35cm" svg:height="0.35cm" draw:control="control14"/></text:span></text:span><text:span text:style-name="Strong_20_Emphasis"><text:span text:style-name="T104"><text:tab/></text:span></text:span><text:span text:style-name="Strong_20_Emphasis"><text:span text:style-name="T108">Make sure there is no Internet connection, so that no new e-mails can arrive.</text:span></text:span></text:p>
      <text:p text:style-name="P14"><text:span text:style-name="Strong_20_Emphasis"><text:span text:style-name="T42"><draw:control text:anchor-type="as-char" draw:z-index="1" draw:name="Vorm58" draw:style-name="gr1" draw:text-style-name="P74" svg:width="0.35cm" svg:height="0.35cm" draw:control="control2"/></text:span></text:span><text:span text:style-name="Strong_20_Emphasis"><text:span text:style-name="T42"><text:tab/></text:span></text:span><text:span text:style-name="Strong_20_Emphasis"><text:span text:style-name="T42"><draw:control text:anchor-type="as-char" draw:z-index="14" draw:name="Vorm59" draw:style-name="gr1" draw:text-style-name="P74" svg:width="0.35cm" svg:height="0.35cm" draw:control="control15"/></text:span></text:span><text:span text:style-name="Strong_20_Emphasis"><text:span text:style-name="T42"><text:tab/></text:span></text:span><text:span text:style-name="Strong_20_Emphasis"><text:span text:style-name="T42"><draw:control text:anchor-type="as-char" draw:z-index="15" draw:name="Vorm60" draw:style-name="gr1" draw:text-style-name="P74" svg:width="0.35cm" svg:height="0.35cm" draw:control="control16"/></text:span></text:span><text:span text:style-name="Strong_20_Emphasis"><text:span text:style-name="T42"><text:tab/></text:span></text:span><text:span text:style-name="Strong_20_Emphasis"><text:span text:style-name="T42"><draw:control text:anchor-type="as-char" draw:z-index="16" draw:name="Vorm61" draw:style-name="gr1" draw:text-style-name="P74" svg:width="0.35cm" svg:height="0.35cm" draw:control="control17"/></text:span></text:span><text:span text:style-name="Strong_20_Emphasis"><text:span text:style-name="T42"><text:tab/></text:span></text:span><text:span text:style-name="Strong_20_Emphasis"><text:span text:style-name="T34">Connect the external hard disk.</text:span></text:span></text:p>
      <text:p text:style-name="P14"><text:span text:style-name="Strong_20_Emphasis"><text:span text:style-name="T42"><draw:control text:anchor-type="as-char" draw:z-index="2" draw:name="Vorm62" draw:style-name="gr1" draw:text-style-name="P74" svg:width="0.35cm" svg:height="0.35cm" draw:control="control3"/></text:span></text:span><text:span text:style-name="Strong_20_Emphasis"><text:span text:style-name="T42"><text:tab/></text:span></text:span><text:span text:style-name="Strong_20_Emphasis"><text:span text:style-name="T42"><draw:control text:anchor-type="as-char" draw:z-index="17" draw:name="Vorm63" draw:style-name="gr1" draw:text-style-name="P74" svg:width="0.35cm" svg:height="0.35cm" draw:control="control18"/></text:span></text:span><text:span text:style-name="Strong_20_Emphasis"><text:span text:style-name="T42"><text:tab/></text:span></text:span><text:span text:style-name="Strong_20_Emphasis"><text:span text:style-name="T42"><draw:control text:anchor-type="as-char" draw:z-index="18" draw:name="Vorm64" draw:style-name="gr1" draw:text-style-name="P74" svg:width="0.35cm" svg:height="0.35cm" draw:control="control19"/></text:span></text:span><text:span text:style-name="Strong_20_Emphasis"><text:span text:style-name="T42"><text:tab/></text:span></text:span><text:span text:style-name="Strong_20_Emphasis"><text:span text:style-name="T42"><draw:control text:anchor-type="as-char" draw:z-index="19" draw:name="Vorm65" draw:style-name="gr1" draw:text-style-name="P74" svg:width="0.35cm" svg:height="0.35cm" draw:control="control20"/></text:span></text:span><text:span text:style-name="Strong_20_Emphasis"><text:span text:style-name="T42"><text:tab/></text:span></text:span><text:span text:style-name="Strong_20_Emphasis"><text:span text:style-name="T43">Copy</text:span></text:span><text:span text:style-name="Strong_20_Emphasis"><text:span text:style-name="T15"> </text:span></text:span><text:span text:style-name="Strong_20_Emphasis"><text:span text:style-name="T22">M</text:span></text:span><text:span text:style-name="Strong_20_Emphasis"><text:span text:style-name="T35">y</text:span></text:span><text:span text:style-name="Strong_20_Emphasis"><text:span text:style-name="T22"> </text:span></text:span><text:span text:style-name="Strong_20_Emphasis"><text:span text:style-name="T35">Documents</text:span></text:span><text:span text:style-name="Strong_20_Emphasis"><text:span text:style-name="T22">, </text:span></text:span><text:span text:style-name="Strong_20_Emphasis"><text:span text:style-name="T17">etc</text:span></text:span><text:span text:style-name="Strong_20_Emphasis"><text:span text:style-name="T15">.</text:span></text:span></text:p>
      <text:p text:style-name="P16"><text:span text:style-name="Strong_20_Emphasis"><text:span text:style-name="T42"><draw:control text:anchor-type="as-char" draw:z-index="3" draw:name="Vorm70" draw:style-name="gr1" draw:text-style-name="P74" svg:width="0.35cm" svg:height="0.35cm" draw:control="control4"/></text:span></text:span><text:span text:style-name="Strong_20_Emphasis"><text:span text:style-name="T42"><text:tab/></text:span></text:span><text:span text:style-name="Strong_20_Emphasis"><text:span text:style-name="T42"><draw:control text:anchor-type="as-char" draw:z-index="20" draw:name="Vorm71" draw:style-name="gr1" draw:text-style-name="P74" svg:width="0.35cm" svg:height="0.35cm" draw:control="control21"/></text:span></text:span><text:span text:style-name="Strong_20_Emphasis"><text:span text:style-name="T42"><text:tab/></text:span></text:span><text:span text:style-name="Strong_20_Emphasis"><text:span text:style-name="T42"><draw:control text:anchor-type="as-char" draw:z-index="21" draw:name="Vorm72" draw:style-name="gr1" draw:text-style-name="P74" svg:width="0.35cm" svg:height="0.35cm" draw:control="control22"/></text:span></text:span><text:span text:style-name="Strong_20_Emphasis"><text:span text:style-name="T42"><text:tab/></text:span></text:span><text:span text:style-name="Strong_20_Emphasis"><text:span text:style-name="T42"><draw:control text:anchor-type="as-char" draw:z-index="22" draw:name="Vorm73" draw:style-name="gr1" draw:text-style-name="P74" svg:width="0.35cm" svg:height="0.35cm" draw:control="control23"/></text:span></text:span><text:span text:style-name="Strong_20_Emphasis"><text:span text:style-name="T42"><text:tab/></text:span></text:span><text:span text:style-name="Strong_20_Emphasis"><text:span text:style-name="T44">Copy</text:span></text:span><text:span text:style-name="Strong_20_Emphasis"><text:span text:style-name="T23"> </text:span></text:span><text:span text:style-name="Strong_20_Emphasis"><text:span text:style-name="T18">Desktop wallpapers</text:span></text:span><text:span text:style-name="Strong_20_Emphasis"><text:span text:style-name="T16"> </text:span></text:span><text:span text:style-name="Strong_20_Emphasis"><text:span text:style-name="T36">to</text:span></text:span><text:span text:style-name="Strong_20_Emphasis"><text:span text:style-name="T24"> ~/</text:span></text:span><text:span text:style-name="Strong_20_Emphasis"><text:span text:style-name="T36">Pictures</text:span></text:span><text:span text:style-name="Strong_20_Emphasis"><text:span text:style-name="T24">.</text:span></text:span></text:p>
      <text:p text:style-name="P14"><text:span text:style-name="Strong_20_Emphasis"><text:span text:style-name="T42"><draw:control text:anchor-type="as-char" draw:z-index="4" draw:name="Vorm74" draw:style-name="gr1" draw:text-style-name="P74" svg:width="0.35cm" svg:height="0.35cm" draw:control="control5"/></text:span></text:span><text:span text:style-name="Strong_20_Emphasis"><text:span text:style-name="T42"><text:tab/></text:span></text:span><text:span text:style-name="Strong_20_Emphasis"><text:span text:style-name="T42"><draw:control text:anchor-type="as-char" draw:z-index="23" draw:name="Vorm75" draw:style-name="gr1" draw:text-style-name="P74" svg:width="0.35cm" svg:height="0.35cm" draw:control="control24"/></text:span></text:span><text:span text:style-name="Strong_20_Emphasis"><text:span text:style-name="T42"><text:tab/></text:span></text:span><text:span text:style-name="Strong_20_Emphasis"><text:span text:style-name="T42"><draw:control text:anchor-type="as-char" draw:z-index="24" draw:name="Vorm76" draw:style-name="gr1" draw:text-style-name="P74" svg:width="0.35cm" svg:height="0.35cm" draw:control="control25"/></text:span></text:span><text:span text:style-name="Strong_20_Emphasis"><text:span text:style-name="T42"><text:tab/></text:span></text:span><text:span text:style-name="Strong_20_Emphasis"><text:span text:style-name="T42"><draw:control text:anchor-type="as-char" draw:z-index="25" draw:name="Vorm77" draw:style-name="gr1" draw:text-style-name="P74" svg:width="0.35cm" svg:height="0.35cm" draw:control="control26"/></text:span></text:span><text:span text:style-name="Strong_20_Emphasis"><text:span text:style-name="T42"><text:tab/></text:span></text:span><text:span text:style-name="Strong_20_Emphasis"><text:span text:style-name="T44">Copy</text:span></text:span><text:span text:style-name="Strong_20_Emphasis"><text:span text:style-name="T15"> </text:span></text:span><text:span text:style-name="Strong_20_Emphasis"><text:span text:style-name="T36">the</text:span></text:span><text:span text:style-name="Strong_20_Emphasis"><text:span text:style-name="T15"> </text:span></text:span><text:span text:style-name="Strong_20_Emphasis"><text:span text:style-name="T12">Chrome </text:span></text:span><text:span text:style-name="Strong_20_Emphasis"><text:span text:style-name="T15">data </text:span></text:span><text:span text:style-name="Strong_20_Emphasis"><text:span text:style-name="T36">to</text:span></text:span><text:span text:style-name="Strong_20_Emphasis"><text:span text:style-name="T23"> ~/.</text:span></text:span><text:span text:style-name="Strong_20_Emphasis"><text:span text:style-name="T12">chrome</text:span></text:span><text:span text:style-name="Strong_20_Emphasis"><text:span text:style-name="T25">, </text:span></text:span><text:span text:style-name="Strong_20_Emphasis"><text:span text:style-name="T17">o</text:span></text:span><text:span text:style-name="Strong_20_Emphasis"><text:span text:style-name="T36">r</text:span></text:span><text:span text:style-name="Strong_20_Emphasis"><text:span text:style-name="T17"> </text:span></text:span><text:span text:style-name="Strong_20_Emphasis"><text:span text:style-name="T36">to</text:span></text:span><text:span text:style-name="Strong_20_Emphasis"><text:span text:style-name="T17"> </text:span></text:span><text:span text:style-name="Strong_20_Emphasis"><text:span text:style-name="T23">~/.</text:span></text:span><text:span text:style-name="Strong_20_Emphasis"><text:span text:style-name="T13">google</text:span></text:span><text:span text:style-name="Strong_20_Emphasis"><text:span text:style-name="T23">.</text:span></text:span></text:p>
      <text:p text:style-name="P14"><text:span text:style-name="Strong_20_Emphasis"><text:span text:style-name="T42"><draw:control text:anchor-type="as-char" draw:z-index="5" draw:name="Vorm78" draw:style-name="gr1" draw:text-style-name="P74" svg:width="0.35cm" svg:height="0.35cm" draw:control="control6"/></text:span></text:span><text:span text:style-name="Strong_20_Emphasis"><text:span text:style-name="T42"><text:tab/></text:span></text:span><text:span text:style-name="Strong_20_Emphasis"><text:span text:style-name="T42"><draw:control text:anchor-type="as-char" draw:z-index="26" draw:name="Vorm79" draw:style-name="gr1" draw:text-style-name="P74" svg:width="0.35cm" svg:height="0.35cm" draw:control="control27"/></text:span></text:span><text:span text:style-name="Strong_20_Emphasis"><text:span text:style-name="T42"><text:tab/></text:span></text:span><text:span text:style-name="Strong_20_Emphasis"><text:span text:style-name="T42"><draw:control text:anchor-type="as-char" draw:z-index="27" draw:name="Vorm80" draw:style-name="gr1" draw:text-style-name="P74" svg:width="0.35cm" svg:height="0.35cm" draw:control="control28"/></text:span></text:span><text:span text:style-name="Strong_20_Emphasis"><text:span text:style-name="T42"><text:tab/></text:span></text:span><text:span text:style-name="Strong_20_Emphasis"><text:span text:style-name="T42"><draw:control text:anchor-type="as-char" draw:z-index="28" draw:name="Vorm81" draw:style-name="gr1" draw:text-style-name="P74" svg:width="0.35cm" svg:height="0.35cm" draw:control="control29"/></text:span></text:span><text:span text:style-name="Strong_20_Emphasis"><text:span text:style-name="T42"><text:tab/></text:span></text:span><text:span text:style-name="Strong_20_Emphasis"><text:span text:style-name="T44">Copy the</text:span></text:span><text:span text:style-name="Strong_20_Emphasis"><text:span text:style-name="T15"> Firefox data </text:span></text:span><text:span text:style-name="Strong_20_Emphasis"><text:span text:style-name="T36">to</text:span></text:span><text:span text:style-name="Strong_20_Emphasis"><text:span text:style-name="T23"> ~/.mozilla </text:span></text:span><text:span text:style-name="Strong_20_Emphasis"><text:span text:style-name="T25">(NB </text:span></text:span><text:span text:style-name="Strong_20_Emphasis"><text:span text:style-name="T47">F</text:span></text:span><text:span text:style-name="Strong_20_Emphasis"><text:span text:style-name="T25">irefox</text:span></text:span><text:span text:style-name="Strong_20_Emphasis"><text:span text:style-name="T26"> → </text:span></text:span><text:span text:style-name="Strong_20_Emphasis"><text:span text:style-name="T48">f</text:span></text:span><text:span text:style-name="Strong_20_Emphasis"><text:span text:style-name="T27">irefox</text:span></text:span><text:span text:style-name="Strong_20_Emphasis"><text:span text:style-name="T25">), </text:span></text:span><text:span text:style-name="Strong_20_Emphasis"><text:span text:style-name="T17">o</text:span></text:span><text:span text:style-name="Strong_20_Emphasis"><text:span text:style-name="T36">r</text:span></text:span><text:span text:style-name="Strong_20_Emphasis"><text:span text:style-name="T17"> </text:span></text:span><text:span text:style-name="Strong_20_Emphasis"><text:span text:style-name="T36">to</text:span></text:span><text:span text:style-name="Strong_20_Emphasis"><text:span text:style-name="T17"> </text:span></text:span><text:span text:style-name="Strong_20_Emphasis"><text:span text:style-name="T23">~/.mozilla.</text:span></text:span></text:p>
      <text:p text:style-name="P22"><text:span text:style-name="Strong_20_Emphasis"><text:span text:style-name="T104"><draw:control text:anchor-type="as-char" draw:z-index="6" draw:name="Vorm82" draw:style-name="gr1" draw:text-style-name="P74" svg:width="0.35cm" svg:height="0.35cm" draw:control="control7"/></text:span></text:span><text:span text:style-name="Strong_20_Emphasis"><text:span text:style-name="T104"><text:tab/></text:span></text:span><text:span text:style-name="Strong_20_Emphasis"><text:span text:style-name="T104"><draw:control text:anchor-type="as-char" draw:z-index="29" draw:name="Vorm83" draw:style-name="gr1" draw:text-style-name="P74" svg:width="0.35cm" svg:height="0.35cm" draw:control="control30"/></text:span></text:span><text:span text:style-name="Strong_20_Emphasis"><text:span text:style-name="T104"><text:tab/></text:span></text:span><text:span text:style-name="Strong_20_Emphasis"><text:span text:style-name="T104"><draw:control text:anchor-type="as-char" draw:z-index="30" draw:name="Vorm84" draw:style-name="gr1" draw:text-style-name="P74" svg:width="0.35cm" svg:height="0.35cm" draw:control="control31"/></text:span></text:span><text:span text:style-name="Strong_20_Emphasis"><text:span text:style-name="T104"><text:tab/></text:span></text:span><text:span text:style-name="Strong_20_Emphasis"><text:span text:style-name="T104"><draw:control text:anchor-type="as-char" draw:z-index="31" draw:name="Vorm85" draw:style-name="gr1" draw:text-style-name="P74" svg:width="0.35cm" svg:height="0.35cm" draw:control="control32"/></text:span></text:span><text:span text:style-name="Strong_20_Emphasis"><text:span text:style-name="T104"><text:tab/></text:span></text:span><text:span text:style-name="Strong_20_Emphasis"><text:span text:style-name="T106">Start Firefox and check the operation.</text:span></text:span></text:p>
      <text:p text:style-name="P21"><text:span text:style-name="Strong_20_Emphasis"><text:span text:style-name="T104"><draw:control text:anchor-type="as-char" draw:z-index="7" draw:name="Vorm86" draw:style-name="gr1" draw:text-style-name="P74" svg:width="0.35cm" svg:height="0.35cm" draw:control="control8"/></text:span></text:span><text:span text:style-name="Strong_20_Emphasis"><text:span text:style-name="T104"><text:tab/></text:span></text:span><text:span text:style-name="Strong_20_Emphasis"><text:span text:style-name="T104"><draw:control text:anchor-type="as-char" draw:z-index="32" draw:name="Vorm87" draw:style-name="gr1" draw:text-style-name="P74" svg:width="0.35cm" svg:height="0.35cm" draw:control="control33"/></text:span></text:span><text:span text:style-name="Strong_20_Emphasis"><text:span text:style-name="T104"><text:tab/></text:span></text:span><text:span text:style-name="Strong_20_Emphasis"><text:span text:style-name="T104"><draw:control text:anchor-type="as-char" draw:z-index="33" draw:name="Vorm88" draw:style-name="gr1" draw:text-style-name="P74" svg:width="0.35cm" svg:height="0.35cm" draw:control="control34"/></text:span></text:span><text:span text:style-name="Strong_20_Emphasis"><text:span text:style-name="T104"><text:tab/></text:span></text:span><text:span text:style-name="Strong_20_Emphasis"><text:span text:style-name="T104"><draw:control text:anchor-type="as-char" draw:z-index="34" draw:name="Vorm89" draw:style-name="gr1" draw:text-style-name="P74" svg:width="0.35cm" svg:height="0.35cm" draw:control="control35"/></text:span></text:span><text:span text:style-name="Strong_20_Emphasis"><text:span text:style-name="T104"><text:tab/></text:span></text:span><text:span text:style-name="Strong_20_Emphasis"><text:span text:style-name="T105">Copy the </text:span></text:span><text:span text:style-name="Strong_20_Emphasis"><text:span text:style-name="T106">Thunderbird data </text:span></text:span><text:span text:style-name="Strong_20_Emphasis"><text:span text:style-name="T111">to</text:span></text:span><text:span text:style-name="Strong_20_Emphasis"><text:span text:style-name="T109"> ~/.thunderbird, </text:span></text:span><text:span text:style-name="Strong_20_Emphasis"><text:span text:style-name="T110">o</text:span></text:span><text:span text:style-name="Strong_20_Emphasis"><text:span text:style-name="T111">r</text:span></text:span><text:span text:style-name="Strong_20_Emphasis"><text:span text:style-name="T110"> </text:span></text:span><text:span text:style-name="Strong_20_Emphasis"><text:span text:style-name="T111">to</text:span></text:span><text:span text:style-name="Strong_20_Emphasis"><text:span text:style-name="T110"> </text:span></text:span><text:span text:style-name="Strong_20_Emphasis"><text:span text:style-name="T109">~/.thunderbird.</text:span></text:span></text:p>
      <text:p text:style-name="P17"><text:span text:style-name="Strong_20_Emphasis"><text:span text:style-name="T42"><draw:control text:anchor-type="as-char" draw:z-index="8" draw:name="Vorm90" draw:style-name="gr1" draw:text-style-name="P74" svg:width="0.35cm" svg:height="0.35cm" draw:control="control9"/></text:span></text:span><text:span text:style-name="Strong_20_Emphasis"><text:span text:style-name="T42"><text:tab/></text:span></text:span><text:span text:style-name="Strong_20_Emphasis"><text:span text:style-name="T42"><draw:control text:anchor-type="as-char" draw:z-index="35" draw:name="Vorm91" draw:style-name="gr1" draw:text-style-name="P74" svg:width="0.35cm" svg:height="0.35cm" draw:control="control36"/></text:span></text:span><text:span text:style-name="Strong_20_Emphasis"><text:span text:style-name="T42"><text:tab/></text:span></text:span><text:span text:style-name="Strong_20_Emphasis"><text:span text:style-name="T42"><draw:control text:anchor-type="as-char" draw:z-index="36" draw:name="Vorm92" draw:style-name="gr1" draw:text-style-name="P74" svg:width="0.35cm" svg:height="0.35cm" draw:control="control37"/></text:span></text:span><text:span text:style-name="Strong_20_Emphasis"><text:span text:style-name="T42"><text:tab/></text:span></text:span><text:span text:style-name="Strong_20_Emphasis"><text:span text:style-name="T42"><draw:control text:anchor-type="as-char" draw:z-index="39" draw:name="Vorm93" draw:style-name="gr1" draw:text-style-name="P74" svg:width="0.35cm" svg:height="0.35cm" draw:control="control40"/></text:span></text:span><text:span text:style-name="Strong_20_Emphasis"><text:span text:style-name="T42"><text:tab/></text:span></text:span><text:span text:style-name="Strong_20_Emphasis"><text:span text:style-name="T15">Start Thunderbird and check the operation. </text:span></text:span><text:span text:style-name="Strong_20_Emphasis"><text:span text:style-name="T28">(inc</text:span></text:span><text:span text:style-name="Strong_20_Emphasis"><text:span text:style-name="T29">l</text:span></text:span><text:span text:style-name="Strong_20_Emphasis"><text:span text:style-name="T30">u</text:span></text:span><text:span text:style-name="Strong_20_Emphasis"><text:span text:style-name="T37">ding possible</text:span></text:span><text:span text:style-name="Strong_20_Emphasis"><text:span text:style-name="T28"> Agenda)</text:span></text:span><text:span text:style-name="Strong_20_Emphasis"><text:span text:style-name="T15">.</text:span></text:span></text:p>
      <text:p text:style-name="P14"><text:span text:style-name="Strong_20_Emphasis"><text:span text:style-name="T42"><draw:control text:anchor-type="as-char" draw:z-index="9" draw:name="Vorm94" draw:style-name="gr1" draw:text-style-name="P74" svg:width="0.35cm" svg:height="0.35cm" draw:control="control10"/></text:span></text:span><text:span text:style-name="Strong_20_Emphasis"><text:span text:style-name="T42"><text:tab/></text:span></text:span><text:span text:style-name="Strong_20_Emphasis"><text:span text:style-name="T42"><draw:control text:anchor-type="as-char" draw:z-index="37" draw:name="Vorm95" draw:style-name="gr1" draw:text-style-name="P74" svg:width="0.35cm" svg:height="0.35cm" draw:control="control38"/></text:span></text:span><text:span text:style-name="Strong_20_Emphasis"><text:span text:style-name="T42"><text:tab/></text:span></text:span><text:span text:style-name="Strong_20_Emphasis"><text:span text:style-name="T42"><draw:control text:anchor-type="as-char" draw:z-index="38" draw:name="Vorm96" draw:style-name="gr1" draw:text-style-name="P74" svg:width="0.35cm" svg:height="0.35cm" draw:control="control39"/></text:span></text:span><text:span text:style-name="Strong_20_Emphasis"><text:span text:style-name="T42"><text:tab/></text:span></text:span><text:span text:style-name="Strong_20_Emphasis"><text:span text:style-name="T42"><draw:control text:anchor-type="as-char" draw:z-index="40" draw:name="Vorm97" draw:style-name="gr1" draw:text-style-name="P74" svg:width="0.35cm" svg:height="0.35cm" draw:control="control41"/></text:span></text:span><text:span text:style-name="Strong_20_Emphasis"><text:span text:style-name="T42"><text:tab/>Remove unnecessary Windows files via </text:span></text:span><text:span text:style-name="Strong_20_Emphasis"><text:span text:style-name="T50">Terminal</text:span></text:span><text:span text:style-name="Strong_20_Emphasis"><text:span text:style-name="T42"> and the following command line:</text:span></text:span><text:span text:style-name="T52"><text:line-break/></text:span></text:p>
      <text:list xml:id="list90239819073850" text:continue-numbering="true" text:style-name="L1">
        <text:list-header>
          <text:p text:style-name="P70"><text:span text:style-name="User_20_Entry"><text:span text:style-name="T72">f</text:span></text:span><text:span text:style-name="User_20_Entry"><text:span text:style-name="T73">ind </text:span></text:span><text:span text:style-name="User_20_Entry"><text:span text:style-name="T72">$HOME</text:span></text:span><text:span text:style-name="User_20_Entry"><text:span text:style-name="T73"> -</text:span></text:span><text:span text:style-name="User_20_Entry"><text:span text:style-name="T74">i</text:span></text:span><text:span text:style-name="User_20_Entry"><text:span text:style-name="T73">name </text:span></text:span><text:span text:style-name="User_20_Entry"><text:span text:style-name="T75">d</text:span></text:span><text:span text:style-name="User_20_Entry"><text:span text:style-name="T73">esktop.ini -</text:span></text:span><text:span text:style-name="User_20_Entry"><text:span text:style-name="T76">d</text:span></text:span><text:span text:style-name="User_20_Entry"><text:span text:style-name="T77">e</text:span></text:span><text:span text:style-name="User_20_Entry"><text:span text:style-name="T76">lete </text:span></text:span><text:span text:style-name="User_20_Entry"><text:span text:style-name="T78">-or </text:span></text:span><text:span text:style-name="User_20_Entry"><text:span text:style-name="T73">-</text:span></text:span><text:span text:style-name="User_20_Entry"><text:span text:style-name="T79">i</text:span></text:span><text:span text:style-name="User_20_Entry"><text:span text:style-name="T73">name </text:span></text:span><text:span text:style-name="User_20_Entry"><text:span text:style-name="T79">t</text:span></text:span><text:span text:style-name="User_20_Entry"><text:span text:style-name="T73">humbs.db -</text:span></text:span><text:span text:style-name="User_20_Entry"><text:span text:style-name="T76">delete -</text:span></text:span><text:span text:style-name="User_20_Entry"><text:span text:style-name="T78">or </text:span></text:span><text:span text:style-name="User_20_Entry"><text:span text:style-name="T73">-name '*.</text:span></text:span><text:span text:style-name="User_20_Entry"><text:span text:style-name="T80">lnk'</text:span></text:span><text:span text:style-name="User_20_Entry"><text:span text:style-name="T73"> -</text:span></text:span><text:span text:style-name="User_20_Entry"><text:span text:style-name="T76">delete -</text:span></text:span><text:span text:style-name="User_20_Entry"><text:span text:style-name="T81">or </text:span></text:span><text:span text:style-name="User_20_Entry"><text:span text:style-name="T73">-</text:span></text:span><text:span text:style-name="User_20_Entry"><text:span text:style-name="T74">i</text:span></text:span><text:span text:style-name="User_20_Entry"><text:span text:style-name="T73">name '*.</text:span></text:span><text:span text:style-name="User_20_Entry"><text:span text:style-name="T82">exe'</text:span></text:span><text:span text:style-name="User_20_Entry"><text:span text:style-name="T73"> -</text:span></text:span><text:span text:style-name="User_20_Entry"><text:span text:style-name="T76">delete</text:span></text:span><text:span text:style-name="User_20_Entry"><text:span text:style-name="T53"><text:line-break/></text:span></text:span></text:p>
        </text:list-header>
      </text:list>
      <text:p text:style-name="P15"><text:span text:style-name="Strong_20_Emphasis"><text:span text:style-name="T42"><draw:control text:anchor-type="as-char" draw:z-index="10" draw:name="Vorm98" draw:style-name="gr1" draw:text-style-name="P74" svg:width="0.35cm" svg:height="0.35cm" draw:control="control11"/></text:span></text:span><text:span text:style-name="Strong_20_Emphasis"><text:span text:style-name="T42"><text:tab/></text:span></text:span><text:span text:style-name="Strong_20_Emphasis"><text:span text:style-name="T42"><draw:control text:anchor-type="as-char" draw:z-index="41" draw:name="Vorm99" draw:style-name="gr1" draw:text-style-name="P74" svg:width="0.35cm" svg:height="0.35cm" draw:control="control42"/></text:span></text:span><text:span text:style-name="Strong_20_Emphasis"><text:span text:style-name="T42"><text:tab/></text:span></text:span><text:span text:style-name="Strong_20_Emphasis"><text:span text:style-name="T42"><draw:control text:anchor-type="as-char" draw:z-index="42" draw:name="Vorm100" draw:style-name="gr1" draw:text-style-name="P74" svg:width="0.35cm" svg:height="0.35cm" draw:control="control43"/></text:span></text:span><text:span text:style-name="Strong_20_Emphasis"><text:span text:style-name="T42"><text:tab/></text:span></text:span><text:span text:style-name="Strong_20_Emphasis"><text:span text:style-name="T42"><draw:control text:anchor-type="as-char" draw:z-index="43" draw:name="Vorm101" draw:style-name="gr1" draw:text-style-name="P74" svg:width="0.35cm" svg:height="0.35cm" draw:control="control44"/></text:span></text:span><text:span text:style-name="Strong_20_Emphasis"><text:span text:style-name="T42"><text:tab/></text:span></text:span><text:span text:style-name="Strong_20_Emphasis"><text:span text:style-name="T34">Connect to the Internet so that new e-mails can arrive again.</text:span></text:span></text:p>
      <text:list xml:id="list4173732538" text:style-name="L2">
        <text:list-header>
          <text:p text:style-name="P71"><text:span text:style-name="Strong_20_Emphasis"><text:span text:style-name="T124"/></text:span></text:p>
          <text:p text:style-name="P72"><text:span text:style-name="Strong_20_Emphasis"><text:span text:style-name="T124"><text:line-break/></text:span></text:span><text:span text:style-name="Strong_20_Emphasis"><text:span text:style-name="T31">End of checklist, the transfer is complete.</text:span></text:span></text:p>
        </text:list-header>
      </text:list>
      <text:p text:style-name="P38"/>
      <text:list xml:id="list90239020544337" text:continue-numbering="true" text:style-name="L2">
        <text:list-header>
          <text:p text:style-name="P73"><text:span text:style-name="Emphasis"><text:span text:style-name="T118">Written</text:span></text:span><text:span text:style-name="Emphasis"><text:span text:style-name="T120"> </text:span></text:span><text:span text:style-name="Emphasis"><text:span text:style-name="T121">by</text:span></text:span><text:span text:style-name="Emphasis"><text:span text:style-name="T11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19">Karel Zimmer</text:span></text:span></text:a><text:span text:style-name="Emphasis"><text:span text:style-name="T117">, </text:span></text:span><text:a xlink:type="simple" xlink:href="https://creativecommons.org/publicdomain/zero/1.0" text:style-name="Internet_20_link" text:visited-style-name="Visited_20_Internet_20_Link"><text:span text:style-name="Emphasis"><text:span text:style-name="T122">CC0 1.0 Universal</text:span></text:span></text:a><text:span text:style-name="Emphasis"><text:span text:style-name="T117">, </text:span></text:span><text:span text:style-name="Emphasis"><text:span text:style-name="T122">2018-</text:span></text:span><text:span text:style-name="Emphasis"><text:span text:style-name="T123"><text:date style:data-style-name="N10111" text:date-value="2023-05-13T10:07:54.080006056" text:fixed="true">2023</text:date></text:span></text:span><text:span text:style-name="Emphasis"><text:span text:style-name="T123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31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31">e.g</text:span>. Jan <text:span text:style-name="T130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31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31">password</text:span></text:p>
          </table:table-cell>
          <table:table-cell table:style-name="Tabel1.G1" office:value-type="string">
            <text:p text:style-name="P44"><draw:control text:anchor-type="as-char" draw:z-index="56" draw:name="Vorm1_11" draw:style-name="gr3" draw:text-style-name="P75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31">F</text:span>i netw<text:span text:style-name="T131">o</text:span>rk na<text:span text:style-name="T131">me</text:span></text:p>
          </table:table-cell>
          <table:table-cell table:style-name="Tabel1.G2" office:value-type="string">
            <text:p text:style-name="P44"><draw:control text:anchor-type="as-char" draw:z-index="57" draw:name="Vorm1_12" draw:style-name="gr3" draw:text-style-name="P75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4" draw:name="Vorm1" draw:style-name="gr3" draw:text-style-name="P75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48" draw:name="Vorm1_3" draw:style-name="gr3" draw:text-style-name="P75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2" draw:name="Vorm1_7" draw:style-name="gr3" draw:text-style-name="P75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58" draw:name="Vorm1_13" draw:style-name="gr3" draw:text-style-name="P75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5" draw:name="Vorm1_0" draw:style-name="gr3" draw:text-style-name="P75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49" draw:name="Vorm1_4" draw:style-name="gr3" draw:text-style-name="P75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3" draw:name="Vorm1_8" draw:style-name="gr3" draw:text-style-name="P75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59" draw:name="Vorm1_14" draw:style-name="gr3" draw:text-style-name="P75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6" draw:name="Vorm1_1" draw:style-name="gr3" draw:text-style-name="P75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0" draw:name="Vorm1_5" draw:style-name="gr3" draw:text-style-name="P75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4" draw:name="Vorm1_9" draw:style-name="gr3" draw:text-style-name="P75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31">user</text:span>/<text:span text:style-name="T131">passwd</text:span></text:p>
          </table:table-cell>
          <table:table-cell table:style-name="Tabel1.G2" office:value-type="string">
            <text:p text:style-name="P44"><draw:control text:anchor-type="as-char" draw:z-index="60" draw:name="Vorm1_15" draw:style-name="gr3" draw:text-style-name="P75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7" draw:name="Vorm1_2" draw:style-name="gr3" draw:text-style-name="P75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1" draw:name="Vorm1_6" draw:style-name="gr3" draw:text-style-name="P75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5" draw:name="Vorm1_10" draw:style-name="gr3" draw:text-style-name="P75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1" draw:name="Vorm1_16" draw:style-name="gr3" draw:text-style-name="P75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31">User</text:span>/<text:span text:style-name="T131">Seq </text:span><text:span text:style-name="T125">#</text:span></text:p>
          </table:table-cell>
          <table:table-cell table:style-name="Tabel2.A1" office:value-type="string">
            <text:p text:style-name="P54">Email nam<text:span text:style-name="T131">e</text:span></text:p>
          </table:table-cell>
          <table:table-cell table:style-name="Tabel2.A1" office:value-type="string">
            <text:p text:style-name="P54">Email ad<text:span text:style-name="T131">d</text:span>res<text:span text:style-name="T131">s</text:span></text:p>
          </table:table-cell>
          <table:table-cell table:style-name="Tabel2.A1" office:value-type="string">
            <text:p text:style-name="P62"><text:span text:style-name="T131">User </text:span>nam<text:span text:style-name="T131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31">example</text:span>.com)</text:p>
          </table:table-cell>
          <table:table-cell table:style-name="Tabel2.G1" office:value-type="string">
            <text:p text:style-name="P56">Outgoing mail server<text:line-break/>(smtp.<text:span text:style-name="T131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2" draw:name="Vorm1_17" draw:style-name="gr2" draw:text-style-name="P75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68" draw:name="Vorm1_23" draw:style-name="gr2" draw:text-style-name="P75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69" draw:name="Vorm1_24" draw:style-name="gr2" draw:text-style-name="P75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0" draw:name="Vorm1_25" draw:style-name="gr2" draw:text-style-name="P75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1" draw:name="Vorm1_26" draw:style-name="gr2" draw:text-style-name="P75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2" draw:name="Vorm1_27" draw:style-name="gr2" draw:text-style-name="P75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3" draw:name="Vorm1_28" draw:style-name="gr2" draw:text-style-name="P75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3" draw:name="Vorm1_18" draw:style-name="gr2" draw:text-style-name="P75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4" draw:name="Vorm1_29" draw:style-name="gr2" draw:text-style-name="P75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79" draw:name="Vorm1_34" draw:style-name="gr2" draw:text-style-name="P75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4" draw:name="Vorm1_39" draw:style-name="gr2" draw:text-style-name="P75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89" draw:name="Vorm1_44" draw:style-name="gr2" draw:text-style-name="P75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4" draw:name="Vorm1_49" draw:style-name="gr2" draw:text-style-name="P75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99" draw:name="Vorm1_54" draw:style-name="gr2" draw:text-style-name="P75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4" draw:name="Vorm1_19" draw:style-name="gr2" draw:text-style-name="P75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5" draw:name="Vorm1_30" draw:style-name="gr2" draw:text-style-name="P75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0" draw:name="Vorm1_35" draw:style-name="gr2" draw:text-style-name="P75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5" draw:name="Vorm1_40" draw:style-name="gr2" draw:text-style-name="P75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0" draw:name="Vorm1_45" draw:style-name="gr2" draw:text-style-name="P75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5" draw:name="Vorm1_50" draw:style-name="gr2" draw:text-style-name="P75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0" draw:name="Vorm1_55" draw:style-name="gr2" draw:text-style-name="P75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20" draw:style-name="gr2" draw:text-style-name="P75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6" draw:name="Vorm1_31" draw:style-name="gr2" draw:text-style-name="P75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1" draw:name="Vorm1_36" draw:style-name="gr2" draw:text-style-name="P75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6" draw:name="Vorm1_41" draw:style-name="gr2" draw:text-style-name="P75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1" draw:name="Vorm1_46" draw:style-name="gr2" draw:text-style-name="P75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6" draw:name="Vorm1_51" draw:style-name="gr2" draw:text-style-name="P75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1" draw:name="Vorm1_56" draw:style-name="gr2" draw:text-style-name="P75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21" draw:style-name="gr2" draw:text-style-name="P75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7" draw:name="Vorm1_32" draw:style-name="gr2" draw:text-style-name="P75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2" draw:name="Vorm1_37" draw:style-name="gr2" draw:text-style-name="P75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7" draw:name="Vorm1_42" draw:style-name="gr2" draw:text-style-name="P75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2" draw:name="Vorm1_47" draw:style-name="gr2" draw:text-style-name="P75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7" draw:name="Vorm1_52" draw:style-name="gr2" draw:text-style-name="P75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2" draw:name="Vorm1_57" draw:style-name="gr2" draw:text-style-name="P75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2" draw:style-name="gr2" draw:text-style-name="P75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78" draw:name="Vorm1_33" draw:style-name="gr2" draw:text-style-name="P75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3" draw:name="Vorm1_38" draw:style-name="gr2" draw:text-style-name="P75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88" draw:name="Vorm1_43" draw:style-name="gr2" draw:text-style-name="P75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3" draw:name="Vorm1_48" draw:style-name="gr2" draw:text-style-name="P75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98" draw:name="Vorm1_53" draw:style-name="gr2" draw:text-style-name="P75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3" draw:name="Vorm1_58" draw:style-name="gr2" draw:text-style-name="P75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3-08-21T09:02:37.690517767">21/08/2023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3-08-21T09:02:37.693542796">21/08/2023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21T09:02:37.494141163</dc:date>
    <meta:print-date>2014-01-05T10:21:33.960023988</meta:print-date>
    <meta:keyword>Installatie</meta:keyword>
    <meta:keyword>Checklist</meta:keyword>
    <meta:keyword>Linux</meta:keyword>
    <meta:editing-cycles>2407</meta:editing-cycles>
    <meta:editing-duration>P5DT32M13S</meta:editing-duration>
    <meta:printed-by>Karel Zimmer</meta:printed-by>
    <dc:creator>Karel Zimmer</dc:creator>
    <meta:document-statistic meta:table-count="5" meta:image-count="0" meta:object-count="0" meta:page-count="4" meta:paragraph-count="151" meta:word-count="491" meta:character-count="3482" meta:non-whitespace-character-count="2853"/>
    <meta:user-defined meta:name="Info 1"/>
    <meta:user-defined meta:name="Info 2"/>
    <meta:user-defined meta:name="Info 3"/>
    <meta:user-defined meta:name="Info 4"/>
  </office:meta>
</office:document-meta>
</file>